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/>
    <style:style style:name="T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 style:font-name-asian="Times New Roman1" style:font-name-complex="Times New Roman1"/>
    </style:style>
    <style:style style:name="T5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_eng/images/0101.png" xlink:type="simple" xlink:show="embed" xlink:actuate="onLoad"/></draw:frame></text:p>
          </table:table-cell>
          <table:table-cell table:style-name="Table1.B1" office:value-type="string">
            <text:h text:style-name="P5" text:outline-level="1">Summing up elements of vecto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59cm" draw:z-index="0"><draw:image xlink:href="../../odt_eng/images/010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The unit is </text:span><text:span text:style-name="T5">vectorized</text:span><text:span text:style-name="T4"> and implements the accumulation (summing up) of all elements of input vectors. The output is presented by a scalar value:</text:span></text:p>
            <text:p text:style-name="P4"><text:span text:style-name="T1"><draw:frame draw:style-name="fr3" draw:name="Object1" text:anchor-type="as-char" svg:width="7.539cm" svg:height="0.68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Text_20_body"><text:span text:style-name="T3">where</text:span><text:span text:style-name="T1"><draw:frame draw:style-name="fr3" draw:name="Object2" text:anchor-type="as-char" svg:width="3.445cm" svg:height="0.621cm" draw:z-index="0"><draw:object xlink:href="./Object 2" xlink:type="simple" xlink:show="embed" xlink:actuate="onLoad"/><draw:image xlink:href="./ObjectReplacements/Object 2" xlink:type="simple" xlink:show="embed" xlink:actuate="onLoad"/><svg:title>formula</svg:title></draw:frame></text:span><text:span text:style-name="T3">are for elements of vectors of unit input signals (elements of vectors</text:span><text:span text:style-name="T1"><draw:frame draw:style-name="fr3" draw:name="Object4" text:anchor-type="as-char" svg:width="3.052cm" svg:height="0.621cm" draw:z-index="0"><draw:object xlink:href="./Object 4" xlink:type="simple" xlink:show="embed" xlink:actuate="onLoad"/><draw:image xlink:href="./ObjectReplacements/Object 4" xlink:type="simple" xlink:show="embed" xlink:actuate="onLoad"/><svg:title>formula</svg:title></draw:frame></text:span><text:span text:style-name="T1">),</text:span><text:span text:style-name="T1"><draw:frame draw:style-name="fr3" draw:name="Object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formula</svg:title></draw:frame></text:span><text:span text:style-name="T3">is for unit output signal</text:span><text:span text:style-name="T1">, </text:span><text:span text:style-name="T1"><draw:frame draw:style-name="fr3" draw:name="Object5" text:anchor-type="as-char" svg:width="1.939cm" svg:height="0.621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</text:span><text:span text:style-name="T3">input weight factors</text:span><text:span text:style-name="T1">.</text:span></text:p>
            <text:p text:style-name="Text_20_body"><text:span text:style-name="T5">Property</text:span>:</text:p>
            <text:list xml:id="list1450999291549093048" text:style-name="L1">
              <text:list-item>
                <text:p text:style-name="P6"><text:span text:style-name="T2">Input weight factors, i.e., numerals</text:span><draw:frame draw:style-name="fr3" draw:name="Object6" text:anchor-type="as-char" svg:width="1.633cm" svg:height="0.621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text:span text:style-name="T2">the values of input ports of the unit are multiplied by. Number of input ports of the unit is equal to the </text:span><text:span text:style-name="T6">dimension</text:span><text:span text:style-name="T2"> <text:s/>of this parameter. 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уммирование элементов вектора</dc:title>
    <dc:date>2012-03-05T19:52:15.93</dc:date>
    <meta:editing-cycles>45</meta:editing-cycles>
    <meta:editing-duration>PT2H56M47S</meta:editing-duration>
    <dc:creator>Александр </dc:creator>
    <meta:document-statistic meta:table-count="1" meta:image-count="2" meta:object-count="6" meta:page-count="1" meta:paragraph-count="10" meta:word-count="89" meta:character-count="51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sub>
                <mi>a</mi>
                <mn>1</mn>
              </msub>
              <mo stretchy="false">⋅</mo>
              <mrow>
                <mo stretchy="false">∑</mo>
                <mrow>
                  <msub>
                    <mi>u</mi>
                    <mrow>
                      <mn>1,</mn>
                      <mi>i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  <mo stretchy="false">+</mo>
            <mrow>
              <msub>
                <mi>a</mi>
                <mn>2</mn>
              </msub>
              <mo stretchy="false">⋅</mo>
              <mrow>
                <mo stretchy="false">∑</mo>
                <mrow>
                  <msub>
                    <mi>u</mi>
                    <mrow>
                      <mn>1,</mn>
                      <mi>i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row>
          </mrow>
          <mo stretchy="false">+</mo>
          <mn>...</mn>
        </mrow>
      </mrow>
    </mrow>
    <annotation encoding="StarMath 5.0">y(t) = a_1 cdot sum {u_{1,i}(t)} + a_2 cdot sum {u_{1,i}(t)} + ...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sub>
        <mi>u</mi>
        <mrow>
          <mn>2,</mn>
          <mi>i</mi>
        </mrow>
      </msub>
      <mrow>
        <mo stretchy="false">(</mo>
        <mrow>
          <mi>t</mi>
        </mrow>
        <mo stretchy="false">)</mo>
      </mrow>
      <mi>,</mi>
      <mn>...</mn>
    </mrow>
    <annotation encoding="StarMath 5.0">u_{1,i}(t), u_{2,i}(t), ...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u</mi>
        <mrow>
          <mn>1</mn>
        </mrow>
      </msub>
      <mrow>
        <mo stretchy="false">(</mo>
        <mrow>
          <mi>t</mi>
        </mrow>
        <mo stretchy="false">)</mo>
      </mrow>
      <mi>,</mi>
      <msub>
        <mi>u</mi>
        <mrow>
          <mn>2</mn>
        </mrow>
      </msub>
      <mrow>
        <mo stretchy="false">(</mo>
        <mrow>
          <mi>t</mi>
        </mrow>
        <mo stretchy="false">)</mo>
      </mrow>
      <mi>,</mi>
      <mn>...</mn>
    </mrow>
    <annotation encoding="StarMath 5.0">u_{1}(t), u_{2}(t), ...</annotation>
  </semantics>
</math>
</file>

<file path=Object 5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n>...</mn>
    </mrow>
    <annotation encoding="StarMath 5.0">a_1 ,a_2 , ...</annotation>
  </semantics>
</math>
</file>

<file path=Object 6/content.xml><?xml version="1.0" encoding="utf-8"?>
<math xmlns="http://www.w3.org/1998/Math/MathML">
  <semantics>
    <mrow>
      <msub>
        <mi>a</mi>
        <mn>1,</mn>
      </msub>
      <msub>
        <mi>a</mi>
        <mn>2,.</mn>
      </msub>
      <mn>..</mn>
    </mrow>
    <annotation encoding="StarMath 5.0">a_1,a_2,...</annotation>
  </semantics>
</math>
</file>